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paragraph-rsid="001b92c5"/>
    </style:style>
    <style:style style:name="P2" style:family="paragraph" style:parent-style-name="Standard">
      <style:text-properties officeooo:paragraph-rsid="001cb5e2"/>
    </style:style>
    <style:style style:name="P3" style:family="paragraph" style:parent-style-name="Standard">
      <style:text-properties officeooo:rsid="001cb5e2" officeooo:paragraph-rsid="001cb5e2"/>
    </style:style>
    <style:style style:name="P4" style:family="paragraph" style:parent-style-name="Standard" style:list-style-name="L2">
      <style:text-properties officeooo:rsid="001cb5e2" officeooo:paragraph-rsid="001cb5e2"/>
    </style:style>
    <style:style style:name="P5" style:family="paragraph" style:parent-style-name="Standard">
      <style:text-properties officeooo:rsid="001e8533" officeooo:paragraph-rsid="001e8533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cb5e2" officeooo:paragraph-rsid="001cb5e2" style:font-weight-asian="bold" style:font-weight-complex="bold"/>
    </style:style>
    <style:style style:name="P8" style:family="paragraph" style:parent-style-name="Standard">
      <style:text-properties fo:font-weight="bold" officeooo:rsid="001e8533" officeooo:paragraph-rsid="001e8533" style:font-weight-asian="bold" style:font-weight-complex="bold"/>
    </style:style>
    <style:style style:name="P9" style:family="paragraph" style:parent-style-name="Standard">
      <style:text-properties fo:font-weight="bold" officeooo:paragraph-rsid="001cb5e2" style:font-weight-asian="bold" style:font-weight-complex="bold"/>
    </style:style>
    <style:style style:name="P10" style:family="paragraph" style:parent-style-name="Standard">
      <style:text-properties officeooo:rsid="001fd03d" officeooo:paragraph-rsid="001fd03d"/>
    </style:style>
    <style:style style:name="P11" style:family="paragraph" style:parent-style-name="Standard">
      <style:text-properties officeooo:paragraph-rsid="001fd03d"/>
    </style:style>
    <style:style style:name="P12" style:family="paragraph" style:parent-style-name="Standard" style:list-style-name="L2">
      <style:text-properties officeooo:paragraph-rsid="001cb5e2"/>
    </style:style>
    <style:style style:name="P13" style:family="paragraph" style:parent-style-name="Table_20_Contents">
      <style:text-properties officeooo:rsid="0015c65f" officeooo:paragraph-rsid="0015c65f"/>
    </style:style>
    <style:style style:name="P14" style:family="paragraph" style:parent-style-name="Table_20_Contents">
      <style:text-properties officeooo:rsid="0015c65f" officeooo:paragraph-rsid="0018c55e"/>
    </style:style>
    <style:style style:name="P15" style:family="paragraph" style:parent-style-name="Table_20_Contents">
      <style:text-properties officeooo:rsid="0015c65f" officeooo:paragraph-rsid="001a54f5"/>
    </style:style>
    <style:style style:name="P16" style:family="paragraph" style:parent-style-name="Table_20_Contents">
      <style:text-properties officeooo:paragraph-rsid="0015c65f"/>
    </style:style>
    <style:style style:name="P17" style:family="paragraph" style:parent-style-name="Table_20_Contents">
      <style:text-properties officeooo:paragraph-rsid="0017106a"/>
    </style:style>
    <style:style style:name="P18" style:family="paragraph" style:parent-style-name="Table_20_Contents">
      <style:text-properties officeooo:rsid="0017106a" officeooo:paragraph-rsid="0017106a"/>
    </style:style>
    <style:style style:name="P19" style:family="paragraph" style:parent-style-name="Table_20_Contents">
      <style:text-properties officeooo:paragraph-rsid="001a1486"/>
    </style:style>
    <style:style style:name="T1" style:family="text">
      <style:text-properties officeooo:rsid="0015c65f"/>
    </style:style>
    <style:style style:name="T2" style:family="text">
      <style:text-properties officeooo:rsid="0017106a"/>
    </style:style>
    <style:style style:name="T3" style:family="text">
      <style:text-properties officeooo:rsid="0018c55e"/>
    </style:style>
    <style:style style:name="T4" style:family="text">
      <style:text-properties officeooo:rsid="001a1486"/>
    </style:style>
    <style:style style:name="T5" style:family="text">
      <style:text-properties officeooo:rsid="001a54f5"/>
    </style:style>
    <style:style style:name="T6" style:family="text">
      <style:text-properties fo:font-weight="normal" officeooo:rsid="001cb5e2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b5e2" style:font-weight-asian="bold" style:font-weight-complex="bold"/>
    </style:style>
    <style:style style:name="T9" style:family="text">
      <style:text-properties fo:font-weight="bold" officeooo:rsid="001fd03d" style:font-weight-asian="bold" style:font-weight-complex="bold"/>
    </style:style>
    <style:style style:name="T10" style:family="text">
      <style:text-properties officeooo:rsid="001cb5e2"/>
    </style:style>
    <style:style style:name="T11" style:family="text">
      <style:text-properties officeooo:rsid="001e8533"/>
    </style:style>
    <style:style style:name="T12" style:family="text">
      <style:text-properties officeooo:rsid="001fd03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RS 002 011 WQ 2022</text:p>
      <text:p text:style-name="P11"><text:span text:style-name="T10">Winter 2022</text:span></text:p>
      <text:p text:style-name="P11"/>
      <text:p text:style-name="P1"><text:span text:style-name="T9">Title</text:span><text:span text:style-name="T12">: </text:span>The Internet of Things: What is it and how can you contribute?</text:p>
      <text:p text:style-name="P11"><text:span text:style-name="T8">Instructor: </text:span><text:span text:style-name="T6">Robert Cudmore, PhD (</text:span><text:a xlink:type="simple" xlink:href="mailto:rhcudmore@ucdavis.edu" text:style-name="Internet_20_link" text:visited-style-name="Visited_20_Internet_20_Link"><text:span text:style-name="T6">rhcudmore@ucdavis.edu</text:span></text:a><text:span text:style-name="T6">)</text:span></text:p>
      <text:p text:style-name="P11"><text:span text:style-name="T8"/></text:p>
      <text:p text:style-name="P11"><text:span text:style-name="T7">CRN</text:span>: 25890, <text:span text:style-name="T9">Course</text:span><text:span text:style-name="T12">: 002-011, </text:span><text:span text:style-name="T9">Units</text:span><text:span text:style-name="T12">: 2</text:span></text:p>
      <text:p text:style-name="P10"><text:span text:style-name="T7"/></text:p>
      <text:p text:style-name="P10"><text:span text:style-name="T7">Day/Time</text:span>: T,R 2:10pm-3:00pm</text:p>
      <text:p text:style-name="P10"><text:span text:style-name="T7">Room</text:span>: <text:span text:style-name="T10">Tupper Hall 2135. </text:span>Please note this is different from original room.</text:p>
      <text:p text:style-name="P2"/>
      <text:p text:style-name="P2"><text:span text:style-name="T8">Course Goals:</text:span><text:span text:style-name="T10"> To provide students with an overview of IOT systems: their structure, societal impacts, and how to build their own.</text:span></text:p>
      <text:p text:style-name="P2"/>
      <text:p text:style-name="P7">Learning Objectives</text:p>
      <text:p text:style-name="P3"/>
      <text:p text:style-name="P7">After completion of this course, students should be able to:</text:p>
      <text:p text:style-name="P3"/>
      <text:list xml:id="list384068827" text:style-name="L2">
        <text:list-item>
          <text:p text:style-name="P12"><text:span text:style-name="T11">Explain</text:span><text:span text:style-name="T10"> existing and emerging IOT system</text:span><text:span text:style-name="T12">s</text:span><text:span text:style-name="T10"> architecture.</text:span></text:p>
        </text:list-item>
        <text:list-item>
          <text:p text:style-name="P4">Have an understanding of how these IOT systems can be built from the ground up.</text:p>
        </text:list-item>
        <text:list-item>
          <text:p text:style-name="P12"><text:span text:style-name="T10">Describe how emerging IOT technologies can have broad societal and economic impact.</text:span></text:p>
        </text:list-item>
      </text:list>
      <text:p text:style-name="P3"/>
      <text:p text:style-name="P8">Assessment and Grading:</text:p>
      <text:p text:style-name="P5"/>
      <text:p text:style-name="P5">Students will be assessed through class participation and presentations as well as the completion of a final oral presentation and written assignment.</text:p>
      <text:p text:style-name="P5"/>
      <text:p text:style-name="P5">Students will be evaluated on their participation during class (25%), their final project (25%), oral presentation (25%), and their final written paper (25%). Percentages required to earn specific letter grades: 100-90 (A+ to A-), 89-80 (B+ to B-), 79-70 (C+ to C-), 69-60 (D+ to D-), &lt;60 (F).</text:p>
      <text:p text:style-name="P5"/>
      <text:p text:style-name="P9"/>
      <text:p text:style-name="P9">Tentative Schedule (some changes may apply):</text:p>
      <text:p text:style-name="Standard"/>
      <text:p text:style-name="P6">*January 4 &amp; 6 – lectures will be delivered remotely via zoom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01736285184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Day</text:p>
          </table:table-cell>
          <table:table-cell table:style-name="Table1.A1" office:value-type="string">
            <text:p text:style-name="P13">Topics</text:p>
          </table:table-cell>
        </table:table-row>
        <table:table-row table:style-name="TableLine94401736285184"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3">1/4*</text:p>
          </table:table-cell>
          <table:table-cell table:style-name="Table1.A1" office:value-type="string">
            <text:p text:style-name="P13">Tue</text:p>
          </table:table-cell>
          <table:table-cell table:style-name="Table1.A1" office:value-type="string">
            <text:p text:style-name="Table_20_Contents">- Overview of course structure, syllabus, goals, and expectations.</text:p>
            <text:p text:style-name="Table_20_Contents">- Online surveys of students impression on the IOT.</text:p>
            <text:p text:style-name="Table_20_Contents">- <text:span text:style-name="T1">Discuss</text:span> students expectations <text:span text:style-name="T12">and</text:span> desires for the course.</text:p>
            <text:p text:style-name="Table_20_Contents">- Origins of the IOT.</text:p>
            <text:p text:style-name="Table_20_Contents">- Components that make up the IOT and some examples.</text:p>
          </table:table-cell>
        </table:table-row>
        <table:table-row table:style-name="TableLine94401736285184"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1/6*</text:p>
          </table:table-cell>
          <table:table-cell table:style-name="Table1.A1" office:value-type="string">
            <text:p text:style-name="P13">Thur</text:p>
          </table:table-cell>
          <table:table-cell table:style-name="Table1.A1" office:value-type="string">
            <text:p text:style-name="P13">- Ride Sharing.</text:p>
          </table:table-cell>
        </table:table-row>
        <table:table-row table:style-name="TableLine94401736285184"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1/11</text:p>
          </table:table-cell>
          <table:table-cell table:style-name="Table1.A1" office:value-type="string">
            <text:p text:style-name="P13">Tue</text:p>
          </table:table-cell>
          <table:table-cell table:style-name="Table1.A1" office:value-type="string">
            <text:p text:style-name="P13">- Scooter/Bike/Car sharing.</text:p>
            <text:p text:style-name="P13">- Social and economic impact of IOT.</text:p>
          </table:table-cell>
        </table:table-row>
        <table:table-row table:style-name="TableLine94401736285184"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3">1/13</text:p>
          </table:table-cell>
          <table:table-cell table:style-name="Table1.A1" office:value-type="string">
            <text:p text:style-name="P13">Thur</text:p>
          </table:table-cell>
          <table:table-cell table:style-name="Table1.A1" office:value-type="string">
            <text:p text:style-name="Table_20_Contents">- <text:span text:style-name="T1">Review of components that make IOT.</text:span></text:p>
            <text:p text:style-name="Table_20_Contents">- <text:span text:style-name="T1">A 6 level framework for thinking about IOT systems.</text:span></text:p>
          </table:table-cell>
        </table:table-row>
        <table:table-row table:style-name="TableLine94401736285184">
          <table:table-cell table:style-name="Table1.A1" office:value-type="string">
            <text:p text:style-name="P13">5</text:p>
          </table:table-cell>
          <table:table-cell table:style-name="Table1.A1" office:value-type="string">
            <text:p text:style-name="P13">1/18</text:p>
          </table:table-cell>
          <table:table-cell table:style-name="Table1.A1" office:value-type="string">
            <text:p text:style-name="P13">Tue</text:p>
          </table:table-cell>
          <table:table-cell table:style-name="Table1.A1" office:value-type="string">
            <text:p text:style-name="Table_20_Contents">- <text:span text:style-name="T2">Smart home.</text:span></text:p>
            <text:p text:style-name="Table_20_Contents"><text:soft-page-break/>- <text:span text:style-name="T4">Smart power.</text:span></text:p>
          </table:table-cell>
        </table:table-row>
        <table:table-row table:style-name="TableLine94401736285184"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3">1/20</text:p>
          </table:table-cell>
          <table:table-cell table:style-name="Table1.A1" office:value-type="string">
            <text:p text:style-name="P13">Thur</text:p>
          </table:table-cell>
          <table:table-cell table:style-name="Table1.A1" office:value-type="string">
            <text:p text:style-name="P17">- <text:span text:style-name="T2">IOT architecture: Wireless transmission, </text:span><text:span text:style-name="T3">communication protocols, and c</text:span><text:span text:style-name="T2">loud computing.</text:span></text:p>
          </table:table-cell>
        </table:table-row>
        <table:table-row table:style-name="TableLine94401736285184">
          <table:table-cell table:style-name="Table1.A1" office:value-type="string">
            <text:p text:style-name="P13">7</text:p>
          </table:table-cell>
          <table:table-cell table:style-name="Table1.A1" office:value-type="string">
            <text:p text:style-name="P13">1/25</text:p>
          </table:table-cell>
          <table:table-cell table:style-name="Table1.A1" office:value-type="string">
            <text:p text:style-name="P13">Tue</text:p>
          </table:table-cell>
          <table:table-cell table:style-name="Table1.A1" office:value-type="string">
            <text:p text:style-name="P17">- <text:span text:style-name="T2">Demo: Int</text:span><text:span text:style-name="T12">r</text:span><text:span text:style-name="T2">o</text:span><text:span text:style-name="T12">duction</text:span><text:span text:style-name="T2"> to </text:span><text:span text:style-name="T12">wiring an </text:span><text:span text:style-name="T2">Arduino </text:span><text:span text:style-name="T12">with </text:span><text:span text:style-name="T2">sensors and actuators.</text:span></text:p>
          </table:table-cell>
        </table:table-row>
        <table:table-row table:style-name="TableLine94401736285184"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3">1/27</text:p>
          </table:table-cell>
          <table:table-cell table:style-name="Table1.A1" office:value-type="string">
            <text:p text:style-name="P13">Thur</text:p>
          </table:table-cell>
          <table:table-cell table:style-name="Table1.A1" office:value-type="string">
            <text:p text:style-name="P17"><text:span text:style-name="T2">Lab: Connecting sensors/actuators to an Arduino and communicating with a local cloud dashboard. </text:span></text:p>
          </table:table-cell>
        </table:table-row>
        <table:table-row table:style-name="TableLine94401736285184">
          <table:table-cell table:style-name="Table1.A1" office:value-type="string">
            <text:p text:style-name="P13">9</text:p>
          </table:table-cell>
          <table:table-cell table:style-name="Table1.A1" office:value-type="string">
            <text:p text:style-name="P13">2/1</text:p>
          </table:table-cell>
          <table:table-cell table:style-name="Table1.A1" office:value-type="string">
            <text:p text:style-name="P13">Tue</text:p>
          </table:table-cell>
          <table:table-cell table:style-name="Table1.A1" office:value-type="string">
            <text:p text:style-name="P18">Lab: Connecting an Arduino to an internet cloud dashboard.</text:p>
          </table:table-cell>
        </table:table-row>
        <table:table-row table:style-name="TableLine94401736285184">
          <table:table-cell table:style-name="Table1.A1" office:value-type="string">
            <text:p text:style-name="P13">10</text:p>
          </table:table-cell>
          <table:table-cell table:style-name="Table1.A1" office:value-type="string">
            <text:p text:style-name="P13">2/3</text:p>
          </table:table-cell>
          <table:table-cell table:style-name="Table1.A1" office:value-type="string">
            <text:p text:style-name="P13">Thur</text:p>
          </table:table-cell>
          <table:table-cell table:style-name="Table1.A1" office:value-type="string">
            <text:p text:style-name="Table_20_Contents">- <text:span text:style-name="T2">Personal bio-metric data and the IOT.</text:span></text:p>
            <text:p text:style-name="P19">- <text:span text:style-name="T4">IOT in health care and biology research.</text:span></text:p>
            <text:p text:style-name="P19">- <text:span text:style-name="T2">Citizen science and the IOT.</text:span></text:p>
          </table:table-cell>
        </table:table-row>
        <table:table-row table:style-name="TableLine94401736285184">
          <table:table-cell table:style-name="Table1.A1" office:value-type="string">
            <text:p text:style-name="P13">11</text:p>
          </table:table-cell>
          <table:table-cell table:style-name="Table1.A1" office:value-type="string">
            <text:p text:style-name="P13">2/8</text:p>
          </table:table-cell>
          <table:table-cell table:style-name="Table1.A1" office:value-type="string">
            <text:p text:style-name="P13">Tue</text:p>
          </table:table-cell>
          <table:table-cell table:style-name="Table1.A1" office:value-type="string">
            <text:p text:style-name="Table_20_Contents">- <text:span text:style-name="T2">Agricultural and industrial IOT.</text:span></text:p>
          </table:table-cell>
        </table:table-row>
        <table:table-row table:style-name="TableLine94401736285184">
          <table:table-cell table:style-name="Table1.A1" office:value-type="string">
            <text:p text:style-name="P13">12</text:p>
          </table:table-cell>
          <table:table-cell table:style-name="Table1.A1" office:value-type="string">
            <text:p text:style-name="P13">2/10</text:p>
          </table:table-cell>
          <table:table-cell table:style-name="Table1.A1" office:value-type="string">
            <text:p text:style-name="P13">Thur</text:p>
          </table:table-cell>
          <table:table-cell table:style-name="Table1.A1" office:value-type="string">
            <text:p text:style-name="Table_20_Contents">- <text:span text:style-name="T2">IOT on our campus: Parking, door locks, daily symptom survey, etc</text:span></text:p>
            <text:p text:style-name="Table_20_Contents">- <text:span text:style-name="T2">Covid tracking IOT using Bluetooth and cell phones.</text:span></text:p>
            <text:p text:style-name="Table_20_Contents">- <text:span text:style-name="T3">Covid tracking using IOT thermometers.</text:span></text:p>
          </table:table-cell>
        </table:table-row>
        <table:table-row table:style-name="TableLine94401736285184">
          <table:table-cell table:style-name="Table1.A1" office:value-type="string">
            <text:p text:style-name="P13">13</text:p>
          </table:table-cell>
          <table:table-cell table:style-name="Table1.A1" office:value-type="string">
            <text:p text:style-name="P13">2/15</text:p>
          </table:table-cell>
          <table:table-cell table:style-name="Table1.A1" office:value-type="string">
            <text:p text:style-name="P13">Tue</text:p>
          </table:table-cell>
          <table:table-cell table:style-name="Table1.A1" office:value-type="string">
            <text:p text:style-name="Table_20_Contents">- <text:span text:style-name="T3">Smart cities.</text:span></text:p>
            <text:p text:style-name="Table_20_Contents">- <text:span text:style-name="T3">IOT for individuals with disabilities.</text:span></text:p>
          </table:table-cell>
        </table:table-row>
        <table:table-row table:style-name="TableLine94401736285184">
          <table:table-cell table:style-name="Table1.A1" office:value-type="string">
            <text:p text:style-name="P13">14</text:p>
          </table:table-cell>
          <table:table-cell table:style-name="Table1.A1" office:value-type="string">
            <text:p text:style-name="P13">2/17</text:p>
          </table:table-cell>
          <table:table-cell table:style-name="Table1.A1" office:value-type="string">
            <text:p text:style-name="P13">Thur</text:p>
          </table:table-cell>
          <table:table-cell table:style-name="Table1.A1" office:value-type="string">
            <text:p text:style-name="Table_20_Contents">- <text:span text:style-name="T5">IOT security.</text:span></text:p>
          </table:table-cell>
        </table:table-row>
        <table:table-row table:style-name="TableLine94401736285184">
          <table:table-cell table:style-name="Table1.A1" office:value-type="string">
            <text:p text:style-name="P13">15</text:p>
          </table:table-cell>
          <table:table-cell table:style-name="Table1.A1" office:value-type="string">
            <text:p text:style-name="P13">2/22</text:p>
          </table:table-cell>
          <table:table-cell table:style-name="Table1.A1" office:value-type="string">
            <text:p text:style-name="P13">Tue</text:p>
          </table:table-cell>
          <table:table-cell table:style-name="Table1.A1" office:value-type="string">
            <text:p text:style-name="P15">Lab: Work on final project.</text:p>
          </table:table-cell>
        </table:table-row>
        <table:table-row table:style-name="TableLine94401736285184">
          <table:table-cell table:style-name="Table1.A1" office:value-type="string">
            <text:p text:style-name="P13">16</text:p>
          </table:table-cell>
          <table:table-cell table:style-name="Table1.A1" office:value-type="string">
            <text:p text:style-name="P13">2/24</text:p>
          </table:table-cell>
          <table:table-cell table:style-name="Table1.A1" office:value-type="string">
            <text:p text:style-name="P13">Thur</text:p>
          </table:table-cell>
          <table:table-cell table:style-name="Table1.A1" office:value-type="string">
            <text:p text:style-name="P14">Lab: Work on final project.</text:p>
          </table:table-cell>
        </table:table-row>
        <table:table-row table:style-name="TableLine94401736285184">
          <table:table-cell table:style-name="Table1.A1" office:value-type="string">
            <text:p text:style-name="P13">17</text:p>
          </table:table-cell>
          <table:table-cell table:style-name="Table1.A1" office:value-type="string">
            <text:p text:style-name="P13">3/1</text:p>
          </table:table-cell>
          <table:table-cell table:style-name="Table1.A1" office:value-type="string">
            <text:p text:style-name="P13">Tue</text:p>
          </table:table-cell>
          <table:table-cell table:style-name="Table1.A1" office:value-type="string">
            <text:p text:style-name="P13">Guest Lecture: California Department of Water Resources IOT.</text:p>
          </table:table-cell>
        </table:table-row>
        <table:table-row table:style-name="TableLine94401736285184">
          <table:table-cell table:style-name="Table1.A1" office:value-type="string">
            <text:p text:style-name="P13">18</text:p>
          </table:table-cell>
          <table:table-cell table:style-name="Table1.A1" office:value-type="string">
            <text:p text:style-name="P13">3/3</text:p>
          </table:table-cell>
          <table:table-cell table:style-name="Table1.A1" office:value-type="string">
            <text:p text:style-name="P13">Thur</text:p>
          </table:table-cell>
          <table:table-cell table:style-name="Table1.A1" office:value-type="string">
            <text:p text:style-name="P13">Lab: Work on final project.</text:p>
          </table:table-cell>
        </table:table-row>
        <table:table-row table:style-name="TableLine94401736285184">
          <table:table-cell table:style-name="Table1.A1" office:value-type="string">
            <text:p text:style-name="P13">19</text:p>
          </table:table-cell>
          <table:table-cell table:style-name="Table1.A1" office:value-type="string">
            <text:p text:style-name="P13">3/8</text:p>
          </table:table-cell>
          <table:table-cell table:style-name="Table1.A1" office:value-type="string">
            <text:p text:style-name="P13">Tue</text:p>
          </table:table-cell>
          <table:table-cell table:style-name="Table1.A1" office:value-type="string">
            <text:p text:style-name="P13">Lab: Work on final project.</text:p>
          </table:table-cell>
        </table:table-row>
        <table:table-row table:style-name="TableLine94401736285184">
          <table:table-cell table:style-name="Table1.A1" office:value-type="string">
            <text:p text:style-name="P13">20</text:p>
          </table:table-cell>
          <table:table-cell table:style-name="Table1.A1" office:value-type="string">
            <text:p text:style-name="P13">3/10</text:p>
          </table:table-cell>
          <table:table-cell table:style-name="Table1.A1" office:value-type="string">
            <text:p text:style-name="P13">Thur</text:p>
          </table:table-cell>
          <table:table-cell table:style-name="Table1.A1" office:value-type="string">
            <text:p text:style-name="P13">Discuss: What have we learned, what is the future of IOT?</text:p>
          </table:table-cell>
        </table:table-row>
        <table:table-row table:style-name="TableLine94401736285184">
          <table:table-cell table:style-name="Table1.A1" office:value-type="string">
            <text:p text:style-name="P13">21</text:p>
          </table:table-cell>
          <table:table-cell table:style-name="Table1.A1" office:value-type="string">
            <text:p text:style-name="P13">3/15</text:p>
          </table:table-cell>
          <table:table-cell table:style-name="Table1.A1" office:value-type="string">
            <text:p text:style-name="P13">Tue</text:p>
          </table:table-cell>
          <table:table-cell table:style-name="Table1.A1" office:value-type="string">
            <text:p text:style-name="Table_20_Contents">Students <text:span text:style-name="T1">presentations</text:span> to class.</text:p>
          </table:table-cell>
        </table:table-row>
        <table:table-row table:style-name="TableLine94401736285184">
          <table:table-cell table:style-name="Table1.A1" office:value-type="string">
            <text:p text:style-name="P13">22</text:p>
          </table:table-cell>
          <table:table-cell table:style-name="Table1.A1" office:value-type="string">
            <text:p text:style-name="P13">3/17</text:p>
          </table:table-cell>
          <table:table-cell table:style-name="Table1.A1" office:value-type="string">
            <text:p text:style-name="P13">Thur</text:p>
          </table:table-cell>
          <table:table-cell table:style-name="Table1.A1" office:value-type="string">
            <text:p text:style-name="P16">Students <text:span text:style-name="T1">presentations</text:span> to clas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1T16:28:21.128738961</meta:creation-date>
    <dc:date>2022-01-01T17:57:14.283258368</dc:date>
    <meta:editing-duration>PT25M50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2" meta:paragraph-count="121" meta:word-count="508" meta:character-count="2917" meta:non-whitespace-character-count="2531"/>
  </office:meta>
</office:document-meta>
</file>